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3673in"/>
    </style:style>
    <style:style style:name="co12" style:family="table-column">
      <style:table-column-properties fo:break-before="auto" style:column-width="0.3709in"/>
    </style:style>
    <style:style style:name="co13" style:family="table-column">
      <style:table-column-properties fo:break-before="auto" style:column-width="2.4516in"/>
    </style:style>
    <style:style style:name="co14" style:family="table-column">
      <style:table-column-properties fo:break-before="auto" style:column-width="2.5598in"/>
    </style:style>
    <style:style style:name="co15" style:family="table-column">
      <style:table-column-properties fo:break-before="auto" style:column-width="1.5154in"/>
    </style:style>
    <style:style style:name="co16" style:family="table-column">
      <style:table-column-properties fo:break-before="auto" style:column-width="1.2811in"/>
    </style:style>
    <style:style style:name="co17" style:family="table-column">
      <style:table-column-properties fo:break-before="auto" style:column-width="1.148in"/>
    </style:style>
    <style:style style:name="co18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 Narrow" fo:font-size="10pt" style:font-size-asian="10pt" style:font-size-complex="10pt"/>
    </style:style>
    <style:style style:name="ce2" style:family="table-cell" style:parent-style-name="Default"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Liberation Sans Narrow"/>
    </style:style>
    <style:style style:name="ce8" style:family="table-cell" style:parent-style-name="Default">
      <style:text-properties style:font-name="Liberation Sans Narrow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urceMonitor" table:style-name="ta1">
        <table:shapes>
          <draw:frame draw:z-index="0" draw:style-name="gr1" draw:text-style-name="P1" svg:width="7.3457in" svg:height="4.1319in" svg:x="8.2228in" svg:y="0.6161in">
            <draw:object draw:notify-on-update-of-ranges="SourceMonitor.C5:SourceMonitor.C7 SourceMonitor.D4:SourceMonitor.D4 SourceMonitor.D5:SourceMonitor.D7 SourceMonitor.E4:SourceMonitor.E4 SourceMonitor.E5:SourceMonitor.E7 SourceMonitor.F4:SourceMonitor.F4 SourceMonitor.F5:SourceMonitor.F7 SourceMonitor.G4:SourceMonitor.G4 SourceMonitor.G5:SourceMonitor.G7 SourceMonitor.H4:SourceMonitor.H4 SourceMonitor.H5:SourceMonitor.H7 SourceMonitor.I4:SourceMonitor.I4 SourceMonitor.I5:SourceMonitor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mplexity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GildedRos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gularItem</text:p>
          </table:table-cell>
          <table:table-cell office:value-type="string" calcext:value-type="string">
            <text:p>Sulfuras</text:p>
          </table:table-cell>
          <table:table-cell office:value-type="string" calcext:value-type="string">
            <text:p>AgedBrie</text:p>
          </table:table-cell>
          <table:table-cell office:value-type="string" calcext:value-type="string">
            <text:p>BackstagePass</text:p>
          </table:table-cell>
          <table:table-cell office:value-type="string" calcext:value-type="string">
            <text:p>ConjuredItem</text:p>
          </table:table-cell>
          <table:table-cell office:value-type="string" calcext:value-type="string">
            <text:p>Su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itial impor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formula="of:=SUM([.D5:.J5])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limorphic it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6:.J6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tected ifac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7:.J7]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jure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D8:.J8])" office:value-type="float" office:value="15" calcext:value-type="float">
            <text:p>1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LOC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GildedRos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gularItem</text:p>
          </table:table-cell>
          <table:table-cell office:value-type="string" calcext:value-type="string">
            <text:p>Sulfuras</text:p>
          </table:table-cell>
          <table:table-cell office:value-type="string" calcext:value-type="string">
            <text:p>AgedBrie</text:p>
          </table:table-cell>
          <table:table-cell office:value-type="string" calcext:value-type="string">
            <text:p>BackstagePass</text:p>
          </table:table-cell>
          <table:table-cell office:value-type="string" calcext:value-type="string">
            <text:p>ConjuredItem</text:p>
          </table:table-cell>
          <table:table-cell office:value-type="string" calcext:value-type="string">
            <text:p>Su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itial import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formula="of:=SUM([.D14:.J14])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limorphic item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D15:.J15])" office:value-type="float" office:value="101" calcext:value-type="float">
            <text:p>10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tected ifac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D16:.J16])" office:value-type="float" office:value="114" calcext:value-type="float">
            <text:p>11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jur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SUM([.D17:.J17])" office:value-type="float" office:value="118" calcext:value-type="float">
            <text:p>11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Indentation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GildedRos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gularItem</text:p>
          </table:table-cell>
          <table:table-cell office:value-type="string" calcext:value-type="string">
            <text:p>Sulfuras</text:p>
          </table:table-cell>
          <table:table-cell office:value-type="string" calcext:value-type="string">
            <text:p>AgedBrie</text:p>
          </table:table-cell>
          <table:table-cell office:value-type="string" calcext:value-type="string">
            <text:p>BackstagePass</text:p>
          </table:table-cell>
          <table:table-cell office:value-type="string" calcext:value-type="string">
            <text:p>ConjuredItem</text:p>
          </table:table-cell>
          <table:table-cell office:value-type="string" calcext:value-type="string">
            <text:p>Sum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itial import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6"/>
          <table:table-cell table:formula="of:=SUM([.D23:.J23])" office:value-type="float" office:value="1100" calcext:value-type="float">
            <text:p>1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limorphic item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SUM([.D24:.J24])" office:value-type="float" office:value="312" calcext:value-type="float">
            <text:p>31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tected iface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M([.D25:.J25])" office:value-type="float" office:value="344" calcext:value-type="float">
            <text:p>3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jured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table:formula="of:=SUM([.D26:.J26])" office:value-type="float" office:value="380" calcext:value-type="float">
            <text:p>3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mccabe" table:style-name="ta1">
        <table:table-column table:style-name="co1" table:default-cell-style-name="Default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" table:number-columns-repeated="1016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Step</text:p>
          </table:table-cell>
          <table:table-cell table:style-name="ce8" office:value-type="string" calcext:value-type="string">
            <text:p>Modified McCabe Cyclomatic Complexity</text:p>
          </table:table-cell>
          <table:table-cell table:style-name="ce8" office:value-type="string" calcext:value-type="string">
            <text:p>Traditional McCabe Cyclomatic Complexity</text:p>
          </table:table-cell>
          <table:table-cell table:style-name="ce8" office:value-type="string" calcext:value-type="string">
            <text:p># Statements in function</text:p>
          </table:table-cell>
          <table:table-cell table:style-name="ce8" office:value-type="string" calcext:value-type="string">
            <text:p>First line of function</text:p>
          </table:table-cell>
          <table:table-cell table:style-name="ce8" office:value-type="string" calcext:value-type="string">
            <text:p># lines in function</text:p>
          </table:table-cell>
          <table:table-cell table:style-name="ce8" office:value-type="string" calcext:value-type="string">
            <text:p>filename(definition line number):function</text:p>
          </table:table-cell>
          <table:table-cell table:style-name="ce8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dedRose.h(12): Item::Item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dedRose.cc(3): GildedRose::GildedRo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ildedRose.cc(6): GildedRose::updateQual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dBrie.h(9): AgedBrie::AgedBri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dBrie.h(12): AgedBrie::updat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agePass.h(9): BackstagePass::BackstagePa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ckstagePass.h(12): BackstagePass::updat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.h(9): Item::Ite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ularItem.h(10): RegularItem::RegularIte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ularItem.h(13): RegularItem::updat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lfuras.h(9): Sulfuras::Sulfura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lfuras.h(12): Sulfuras::updat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dedRose.cc(3): GildedRose::GildedRo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ldedRose.cc(6): GildedRose::updateQual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dBrie.h(9): AgedBrie::AgedBri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dBrie.h(13): AgedBrie::update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agePass.h(9): BackstagePass::BackstagePa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ckstagePass.h(13): BackstagePass::update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.h(9): Item::Ite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ularItem.h(10): RegularItem::RegularIte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ularItem.h(13): RegularItem::updat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rItem.h(20): RegularItem::update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rItem.h(24): RegularItem::clamp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rItem.h(28): RegularItem::update_sellI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lfuras.h(9): Sulfuras::Sulfura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furas.h(13): Sulfuras::update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furas.h(14): Sulfuras::clamp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furas.h(15): Sulfuras::update_sellI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dedRose.cc(3): GildedRose::GildedRo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ldedRose.cc(6): GildedRose::updateQual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dBrie.h(9): AgedBrie::AgedBri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dBrie.h(13): AgedBrie::update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agePass.h(9): BackstagePass::BackstagePas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ckstagePass.h(13): BackstagePass::update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uredItem.h(9): ConjuredItem::ConjuredIte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uredItem.h(12): ConjuredItem::update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.h(9): Item::Ite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ularItem.h(10): RegularItem::RegularIte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ularItem.h(13): RegularItem::updat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rItem.h(20): RegularItem::update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rItem.h(24): RegularItem::clamp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ularItem.h(28): RegularItem::update_sellI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lfuras.h(9): Sulfuras::Sulfura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furas.h(13): Sulfuras::update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furas.h(14): Sulfuras::clamp_qualit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furas.h(15): Sulfuras::update_sellI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dedRose.cc(3): GildedRose::GildedRo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ldedRose.cc(6): GildedRose::updateQuality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17:01:02.963439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21:19:47.683832463</meta:creation-date>
    <dc:date>2022-08-13T17:20:20.912663384</dc:date>
    <meta:editing-duration>PT1H5M35S</meta:editing-duration>
    <meta:editing-cycles>8</meta:editing-cycles>
    <meta:generator>LibreOffice/6.4.7.2$Linux_X86_64 LibreOffice_project/40$Build-2</meta:generator>
    <meta:document-statistic meta:table-count="2" meta:cell-count="4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ans Narrow'" style:font-style-name="Bold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ans Narrow'" style:font-style-name="Regular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59cm" svg:height="10.496cm" xlink:href=".." xlink:type="simple" chart:class="chart:bar" chart:style-name="ch1">
        <chart:title svg:x="7.32cm" svg:y="0.345cm" chart:style-name="ch2">
          <text:p>Cyclomatic Complexity</text:p>
        </chart:title>
        <chart:legend chart:legend-position="end" svg:x="15.851cm" svg:y="3.623cm" style:legend-expansion="high" chart:style-name="ch3"/>
        <chart:plot-area chart:style-name="ch4" table:cell-range-address="SourceMonitor.C4:SourceMonitor.I7" chart:data-source-has-labels="both" svg:x="1.374cm" svg:y="1.381cm" svg:width="14.104cm" svg:height="7.935cm">
          <chartooo:coordinate-region svg:x="1.964cm" svg:y="1.594cm" svg:width="13.514cm" svg:height="7.048cm"/>
          <chart:axis chart:dimension="x" chart:name="primary-x" chart:style-name="ch5" chartooo:axis-type="text">
            <chart:title svg:x="8.051cm" svg:y="9.525cm" chart:style-name="ch6">
              <text:p>Step</text:p>
            </chart:title>
            <chart:categories table:cell-range-address="SourceMonitor.C5:SourceMonitor.C7"/>
          </chart:axis>
          <chart:axis chart:dimension="y" chart:name="primary-y" chart:style-name="ch7">
            <chart:title svg:x="0.451cm" svg:y="6.178cm" chart:style-name="ch8">
              <text:p>Complexity</text:p>
            </chart:title>
            <chart:grid chart:style-name="ch9" chart:class="major"/>
          </chart:axis>
          <chart:series chart:style-name="ch10" chart:values-cell-range-address="SourceMonitor.D5:SourceMonitor.D7" chart:label-cell-address="SourceMonitor.D4:SourceMonitor.D4" chart:class="chart:bar">
            <chart:data-point chart:repeated="3"/>
          </chart:series>
          <chart:series chart:style-name="ch11" chart:values-cell-range-address="SourceMonitor.E5:SourceMonitor.E7" chart:label-cell-address="SourceMonitor.E4:SourceMonitor.E4" chart:class="chart:bar">
            <chart:data-point chart:repeated="3"/>
          </chart:series>
          <chart:series chart:style-name="ch12" chart:values-cell-range-address="SourceMonitor.F5:SourceMonitor.F7" chart:label-cell-address="SourceMonitor.F4:SourceMonitor.F4" chart:class="chart:bar">
            <chart:data-point chart:repeated="3"/>
          </chart:series>
          <chart:series chart:style-name="ch13" chart:values-cell-range-address="SourceMonitor.G5:SourceMonitor.G7" chart:label-cell-address="SourceMonitor.G4:SourceMonitor.G4" chart:class="chart:bar">
            <chart:data-point chart:repeated="3"/>
          </chart:series>
          <chart:series chart:style-name="ch14" chart:values-cell-range-address="SourceMonitor.H5:SourceMonitor.H7" chart:label-cell-address="SourceMonitor.H4:SourceMonitor.H4" chart:class="chart:bar">
            <chart:data-point chart:repeated="3"/>
          </chart:series>
          <chart:series chart:style-name="ch15" chart:values-cell-range-address="SourceMonitor.I5:SourceMonitor.I7" chart:label-cell-address="SourceMonitor.I4:SourceMonitor.I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ildedRose</text:p>
                <draw:g>
                  <svg:desc>SourceMonitor.D4:SourceMonitor.D4</svg:desc>
                </draw:g>
              </table:table-cell>
              <table:table-cell office:value-type="string">
                <text:p>Item</text:p>
                <draw:g>
                  <svg:desc>SourceMonitor.E4:SourceMonitor.E4</svg:desc>
                </draw:g>
              </table:table-cell>
              <table:table-cell office:value-type="string">
                <text:p>RegularItem</text:p>
                <draw:g>
                  <svg:desc>SourceMonitor.F4:SourceMonitor.F4</svg:desc>
                </draw:g>
              </table:table-cell>
              <table:table-cell office:value-type="string">
                <text:p>Sulfuras</text:p>
                <draw:g>
                  <svg:desc>SourceMonitor.G4:SourceMonitor.G4</svg:desc>
                </draw:g>
              </table:table-cell>
              <table:table-cell office:value-type="string">
                <text:p>AgedBrie</text:p>
                <draw:g>
                  <svg:desc>SourceMonitor.H4:SourceMonitor.H4</svg:desc>
                </draw:g>
              </table:table-cell>
              <table:table-cell office:value-type="string">
                <text:p>BackstagePass</text:p>
                <draw:g>
                  <svg:desc>SourceMonitor.I4:SourceMonitor.I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ourceMonitor.C5:SourceMonitor.C7</svg:desc>
                </draw:g>
              </table:table-cell>
              <table:table-cell office:value-type="float" office:value="23">
                <text:p>23</text:p>
                <draw:g>
                  <svg:desc>SourceMonitor.D5:SourceMonitor.D7</svg:desc>
                </draw:g>
              </table:table-cell>
              <table:table-cell office:value-type="float" office:value="NaN">
                <text:p>NaN</text:p>
                <draw:g>
                  <svg:desc>SourceMonitor.E5:SourceMonitor.E7</svg:desc>
                </draw:g>
              </table:table-cell>
              <table:table-cell office:value-type="float" office:value="NaN">
                <text:p>NaN</text:p>
                <draw:g>
                  <svg:desc>SourceMonitor.F5:SourceMonitor.F7</svg:desc>
                </draw:g>
              </table:table-cell>
              <table:table-cell office:value-type="float" office:value="NaN">
                <text:p>NaN</text:p>
                <draw:g>
                  <svg:desc>SourceMonitor.G5:SourceMonitor.G7</svg:desc>
                </draw:g>
              </table:table-cell>
              <table:table-cell office:value-type="float" office:value="NaN">
                <text:p>NaN</text:p>
                <draw:g>
                  <svg:desc>SourceMonitor.H5:SourceMonitor.H7</svg:desc>
                </draw:g>
              </table:table-cell>
              <table:table-cell office:value-type="float" office:value="NaN">
                <text:p>NaN</text:p>
                <draw:g>
                  <svg:desc>SourceMonitor.I5:SourceMonitor.I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